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Helvetica Neue" svg:font-family="Helvetica Neue"/>
  </office:font-face-decls>
  <office:automatic-styles>
    <style:style style:name="P1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Helvetica Neue" fo:font-size="12.0pt" fo:color="#dcdcdc" fo:background-color="#1e1e1e"/>
    </style:style>
    <style:style style:name="P2" style:family="paragraph" style:parent-style-name="Standard">
      <style:paragraph-properties fo:margin-bottom="0.1389in"/>
      <style:text-properties style:font-name="Courier" fo:font-size="11.0pt" fo:color="#dcdcdc" fo:background-color="#27292c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ourier" fo:font-size="11.0pt" fo:color="#dcdcdc" fo:background-color="#27292c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letter-spacing="0.0000in"/>
    </style:style>
    <style:style style:name="T4" style:family="text">
      <style:text-properties style:font-name="Courier" fo:font-size="11.0pt" fo:font-size-asian="11.0pt" fo:font-size-complex="11.0pt" fo:letter-spacing="0.0000in" fo:background-color="#27292c"/>
    </style:style>
    <style:style style:name="T5" style:family="text">
      <style:text-properties style:font-name="Helvetica Neue" fo:font-size="12.0pt" fo:font-size-asian="12.0pt" fo:font-size-complex="12.0pt" fo:font-weight="bold" fo:font-weight-asian="bold" fo:font-weight-complex="bold" fo:letter-spacing="0.0000in" fo:background-color="#1e1e1e"/>
    </style:style>
    <style:style style:name="T6" style:family="text">
      <style:text-properties style:font-name="Helvetica Neue" fo:font-size="12.0pt" fo:font-size-asian="12.0pt" fo:font-size-complex="12.0pt" fo:font-weight="bold" fo:font-weight-asian="bold" fo:font-weight-complex="bold" fo:background-color="#1e1e1e"/>
    </style:style>
    <style:style style:name="T7" style:family="text">
      <style:text-properties style:font-name="Helvetica Neue" fo:font-size="12.0pt" fo:font-size-asian="12.0pt" fo:font-size-complex="12.0pt" fo:letter-spacing="0.0000in" fo:background-color="#1e1e1e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list text:style-name="L1">
        <text:list-item>
          <text:p text:style-name="P1"><text:span text:style-name="T1"/><text:span text:style-name="T2">Virat Kohli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hreyas Iyer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uryakumar Yadav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Travis Head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Yashasvi Jaiswal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ohit Sharm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ai Sudharsa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hubman Gill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Tilak Varm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Priyansh Ary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himron Hetmyer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Nehal Wadher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ajat Patidar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Vaibhav Sooryavanshi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Devdutt Padikkal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uturaj Gaikwad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Tim David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jinkya Rahane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yush Mhatre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ngkrish Raghuvanshi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inku Singh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hashank Singh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David Miller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Tristan Stubbs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yush Badoni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shutosh Sharm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Nitish Ran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hahrukh Kha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ameer Rizvi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Cameron Gree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herfane Rutherford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ahul Tripathi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ovman Powell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Manish Pandey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Karun Nair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bdul Samad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Jacob Bethell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Prithvi Shaw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amandeep Singh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hubham Dubey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avichandran Smara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arfaraz Kha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Pathum Nissank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kshat Raghuwanshi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Matthew Breetzke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Himmat Singh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Danish Malewar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Pyla Avinash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Harnoor Singh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ahil Parakh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man Perala 0 pt</text:span><text:span text:style-name="T3"> (DIV, className: </text:span><text:span text:style-name="T4">m11c-plyrSel__name</text:span><text:span text:style-name="T3">)</text:span></text:p>
        </text:list-item>
      </text:list>
      <text:p text:style-name="P2"><text:span text:style-name="T5">Elements with classes </text:span><text:span text:style-name="T2">m11c-tbl__cell m11c-tbl__cell--amt</text:span><text:span text:style-name="T5">:</text:span></text:p>
      <text:list text:style-name="L1">
        <text:list-item>
          <text:p text:style-name="P3"><text:span text:style-name="T6"/><text:span text:style-name="T5">Credits</text:span><text:span text:style-name="T7"> (DIV, className: </text:span><text:span text:style-name="T3">m11c-tbl__cell m11c-tbl__cell--amt m11c-active--dw</text:span><text:span text:style-name="T7">)</text:span></text:p>
        </text:list-item>
        <text:list-item>
          <text:p text:style-name="P3"><text:span text:style-name="T6"/><text:span text:style-name="T5">11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</text:span><text:span text:style-name="T7"> (DIV, className: </text:span><text:span text:style-name="T3">m11c-tbl__cell m11c-tbl__cell--amt</text:span><text:span text:style-name="T7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4</meta:generator>
  </office:meta>
</office:document-meta>
</file>